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style:font-name="Nimbus Sans L" fo:font-size="12pt" fo:language="en" fo:country="GB" fo:font-weight="normal" officeooo:rsid="0008e02a" officeooo:paragraph-rsid="001393ac" style:font-size-asian="12pt" style:font-weight-asian="normal" style:font-size-complex="12pt" style:font-weight-complex="normal"/>
    </style:style>
    <style:style style:name="P2" style:family="paragraph" style:parent-style-name="Standard" style:list-style-name="L2">
      <style:paragraph-properties fo:text-align="justify" style:justify-single-word="false"/>
      <style:text-properties style:font-name="Nimbus Sans L" fo:font-size="12pt" fo:language="en" fo:country="GB" fo:font-weight="normal" officeooo:rsid="001c0b9c" officeooo:paragraph-rsid="0027a1a0" style:font-size-asian="12pt" style:font-weight-asian="normal" style:font-size-complex="12pt" style:font-weight-complex="normal"/>
    </style:style>
    <style:style style:name="P3" style:family="paragraph" style:parent-style-name="Standard" style:list-style-name="L2">
      <style:paragraph-properties fo:text-align="justify" style:justify-single-word="false"/>
      <style:text-properties style:font-name="Nimbus Sans L" fo:font-size="12pt" fo:language="en" fo:country="GB" fo:font-weight="normal" officeooo:rsid="0027a1a0" officeooo:paragraph-rsid="0027a1a0" style:font-size-asian="12pt" style:font-weight-asian="normal" style:font-size-complex="12pt" style:font-weight-complex="normal"/>
    </style:style>
    <style:style style:name="P4" style:family="paragraph" style:parent-style-name="Standard" style:list-style-name="L2">
      <style:paragraph-properties fo:text-align="justify" style:justify-single-word="false"/>
      <style:text-properties style:font-name="Nimbus Sans L" fo:font-size="12pt" fo:language="en" fo:country="GB" fo:font-weight="normal" officeooo:rsid="0027a1a0" officeooo:paragraph-rsid="0028615f" style:font-size-asian="12pt" style:font-weight-asian="normal" style:font-size-complex="12pt" style:font-weight-complex="normal"/>
    </style:style>
    <style:style style:name="P5" style:family="paragraph" style:parent-style-name="Standard" style:list-style-name="L2">
      <style:paragraph-properties fo:text-align="justify" style:justify-single-word="false"/>
      <style:text-properties style:font-name="Nimbus Sans L" fo:font-size="12pt" fo:language="en" fo:country="GB" fo:font-weight="normal" officeooo:rsid="0028615f" officeooo:paragraph-rsid="0028615f" style:font-size-asian="12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text-align="justify" style:justify-single-word="false"/>
      <style:text-properties style:font-name="Nimbus Sans L" fo:font-size="12pt" fo:language="en" fo:country="GB" fo:font-weight="normal" officeooo:rsid="001f5648" officeooo:paragraph-rsid="001f5648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justify" style:justify-single-word="false"/>
      <style:text-properties style:font-name="Nimbus Sans L" fo:font-size="12pt" fo:language="en" fo:country="GB" fo:font-weight="normal" officeooo:rsid="003e665b" officeooo:paragraph-rsid="00909bc5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Nimbus Sans L" fo:font-size="12pt" fo:language="en" fo:country="GB" fo:font-weight="normal" officeooo:rsid="003e665b" officeooo:paragraph-rsid="003e665b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justify" style:justify-single-word="false"/>
      <style:text-properties style:font-name="Nimbus Sans L" fo:font-size="12pt" fo:language="en" fo:country="GB" fo:font-weight="normal" officeooo:rsid="0041d0df" officeooo:paragraph-rsid="00916c4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Nimbus Sans L" fo:font-size="12pt" fo:language="en" fo:country="GB" fo:font-weight="normal" officeooo:rsid="004a5d19" officeooo:paragraph-rsid="004a5d19" style:font-size-asian="12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text-align="justify" style:justify-single-word="false"/>
      <style:text-properties style:font-name="Nimbus Sans L" fo:font-size="12pt" fo:language="en" fo:country="GB" fo:font-weight="normal" officeooo:rsid="005c400e" officeooo:paragraph-rsid="00e15a1d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text-align="justify" style:justify-single-word="false"/>
      <style:text-properties style:font-name="Nimbus Sans L" fo:font-size="12pt" fo:language="en" fo:country="GB" fo:font-weight="normal" officeooo:rsid="005c400e" officeooo:paragraph-rsid="00e49495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justify" style:justify-single-word="false"/>
      <style:text-properties style:font-name="Nimbus Sans L" fo:font-size="12pt" fo:language="en" fo:country="GB" fo:font-weight="normal" officeooo:rsid="001bf2b7" officeooo:paragraph-rsid="005f203d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Nimbus Sans L" fo:font-size="12pt" fo:language="en" fo:country="GB" fo:font-weight="normal" officeooo:rsid="001bf2b7" officeooo:paragraph-rsid="005f203d" style:font-size-asian="12pt" style:font-weight-asian="normal" style:font-size-complex="12pt" style:font-weight-complex="normal"/>
    </style:style>
    <style:style style:name="P15" style:family="paragraph" style:parent-style-name="Standard" style:list-style-name="L4">
      <style:paragraph-properties fo:text-align="justify" style:justify-single-word="false"/>
      <style:text-properties style:font-name="Nimbus Sans L" fo:font-size="12pt" fo:language="en" fo:country="GB" fo:font-weight="normal" officeooo:rsid="0097b23c" officeooo:paragraph-rsid="0098e34e" style:font-size-asian="12pt" style:font-weight-asian="normal" style:font-size-complex="12pt" style:font-weight-complex="normal"/>
    </style:style>
    <style:style style:name="P16" style:family="paragraph" style:parent-style-name="Standard" style:list-style-name="L4">
      <style:paragraph-properties fo:text-align="justify" style:justify-single-word="false"/>
      <style:text-properties style:font-name="Nimbus Sans L" fo:font-size="12pt" fo:language="en" fo:country="GB" fo:font-weight="normal" officeooo:rsid="0097b23c" officeooo:paragraph-rsid="00a4e403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paragraph-properties fo:text-align="justify" style:justify-single-word="false"/>
      <style:text-properties style:font-name="Nimbus Sans L" fo:font-size="12pt" fo:language="en" fo:country="GB" fo:font-weight="normal" officeooo:rsid="009fb9db" officeooo:paragraph-rsid="009fb9db" style:font-size-asian="12pt" style:font-weight-asian="normal" style:font-size-complex="12pt" style:font-weight-complex="normal"/>
    </style:style>
    <style:style style:name="P18" style:family="paragraph" style:parent-style-name="Standard" style:list-style-name="L4">
      <style:paragraph-properties fo:text-align="justify" style:justify-single-word="false"/>
      <style:text-properties style:font-name="Nimbus Sans L" fo:font-size="12pt" fo:language="en" fo:country="GB" fo:font-weight="normal" officeooo:rsid="009fb9db" officeooo:paragraph-rsid="00bb621e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paragraph-properties fo:text-align="justify" style:justify-single-word="false"/>
      <style:text-properties style:font-name="Nimbus Sans L" fo:font-size="12pt" fo:language="en" fo:country="GB" fo:font-weight="normal" officeooo:rsid="00bb621e" officeooo:paragraph-rsid="00bb621e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justify" style:justify-single-word="false"/>
      <style:text-properties style:font-name="Nimbus Sans L" fo:font-size="12pt" fo:language="en" fo:country="GB" fo:font-weight="normal" officeooo:rsid="00c0a045" officeooo:paragraph-rsid="00c0a045" style:font-size-asian="12pt" style:font-weight-asian="normal" style:font-size-complex="12pt" style:font-weight-complex="normal"/>
    </style:style>
    <style:style style:name="P21" style:family="paragraph" style:parent-style-name="Standard" style:list-style-name="L3">
      <style:paragraph-properties fo:text-align="justify" style:justify-single-word="false"/>
      <style:text-properties style:font-name="Nimbus Sans L" fo:font-size="12pt" fo:language="en" fo:country="GB" fo:font-weight="normal" officeooo:rsid="00cbaba7" officeooo:paragraph-rsid="00cbaba7" style:font-size-asian="12pt" style:font-weight-asian="normal" style:font-size-complex="12pt" style:font-weight-complex="normal"/>
    </style:style>
    <style:style style:name="P22" style:family="paragraph" style:parent-style-name="Standard" style:list-style-name="L3">
      <style:paragraph-properties fo:text-align="justify" style:justify-single-word="false"/>
      <style:text-properties style:font-name="Nimbus Sans L" fo:font-size="12pt" fo:language="en" fo:country="GB" fo:font-weight="normal" officeooo:rsid="00d7cddc" officeooo:paragraph-rsid="00d7cddc" style:font-size-asian="12pt" style:font-weight-asian="normal" style:font-size-complex="12pt" style:font-weight-complex="normal"/>
    </style:style>
    <style:style style:name="P23" style:family="paragraph" style:parent-style-name="Standard" style:list-style-name="L3">
      <style:paragraph-properties fo:text-align="justify" style:justify-single-word="false"/>
      <style:text-properties style:font-name="Nimbus Sans L" fo:font-size="12pt" fo:language="en" fo:country="GB" fo:font-weight="normal" officeooo:rsid="00e49495" officeooo:paragraph-rsid="00e49495" style:font-size-asian="12pt" style:font-weight-asian="normal" style:font-size-complex="12pt" style:font-weight-complex="normal"/>
    </style:style>
    <style:style style:name="P24" style:family="paragraph" style:parent-style-name="Standard" style:list-style-name="L3">
      <style:paragraph-properties fo:text-align="justify" style:justify-single-word="false"/>
      <style:text-properties style:font-name="Nimbus Sans L" fo:font-size="12pt" fo:language="en" fo:country="GB" fo:font-weight="normal" officeooo:rsid="01038628" officeooo:paragraph-rsid="01038628" style:font-size-asian="12pt" style:font-weight-asian="normal" style:font-size-complex="12pt" style:font-weight-complex="normal"/>
    </style:style>
    <style:style style:name="P25" style:family="paragraph" style:parent-style-name="Standard" style:list-style-name="L4">
      <style:paragraph-properties fo:text-align="justify" style:justify-single-word="false"/>
      <style:text-properties style:font-name="Nimbus Sans L" fo:font-size="12pt" fo:language="en" fo:country="GB" fo:font-weight="normal" officeooo:rsid="0135bbc4" officeooo:paragraph-rsid="0135bbc4" style:font-size-asian="12pt" style:font-weight-asian="normal" style:font-size-complex="12pt" style:font-weight-complex="normal"/>
    </style:style>
    <style:style style:name="P26" style:family="paragraph" style:parent-style-name="Standard" style:list-style-name="L4">
      <style:paragraph-properties fo:text-align="justify" style:justify-single-word="false"/>
      <style:text-properties style:font-name="Nimbus Sans L" fo:font-size="12pt" fo:language="en" fo:country="GB" fo:font-weight="normal" officeooo:rsid="013967f2" officeooo:paragraph-rsid="013967f2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Nimbus Sans L" fo:font-size="12pt" fo:language="en" fo:country="GB" fo:font-style="italic" fo:font-weight="bold" officeooo:rsid="0008e02a" officeooo:paragraph-rsid="001393ac" style:font-size-asian="12pt" style:font-style-asian="italic" style:font-weight-asian="bold" style:font-size-complex="12pt" style:font-style-complex="italic" style:font-weight-complex="bold"/>
    </style:style>
    <style:style style:name="P28" style:family="paragraph" style:parent-style-name="Standard" style:list-style-name="L1">
      <style:paragraph-properties fo:text-align="justify" style:justify-single-word="false"/>
      <style:text-properties style:font-name="Nimbus Sans L" fo:font-size="12pt" fo:language="en" fo:country="GB" fo:font-style="italic" fo:font-weight="normal" officeooo:rsid="0147d8a7" officeooo:paragraph-rsid="0147d8a7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 style:list-style-name="L3">
      <style:paragraph-properties fo:text-align="justify" style:justify-single-word="false"/>
      <style:text-properties officeooo:paragraph-rsid="01038628"/>
    </style:style>
    <style:style style:name="P30" style:family="paragraph" style:parent-style-name="Standard" style:list-style-name="L1">
      <style:paragraph-properties fo:text-align="justify" style:justify-single-word="false"/>
      <style:text-properties officeooo:paragraph-rsid="00070495"/>
    </style:style>
    <style:style style:name="P31" style:family="paragraph" style:parent-style-name="Standard" style:list-style-name="L3">
      <style:paragraph-properties fo:text-align="justify" style:justify-single-word="false"/>
      <style:text-properties officeooo:rsid="01078a72" officeooo:paragraph-rsid="01078a72"/>
    </style:style>
    <style:style style:name="P32" style:family="paragraph" style:parent-style-name="Standard" style:list-style-name="L3">
      <style:paragraph-properties fo:text-align="justify" style:justify-single-word="false"/>
      <style:text-properties officeooo:rsid="0108ed57" officeooo:paragraph-rsid="0108ed57"/>
    </style:style>
    <style:style style:name="P33" style:family="paragraph" style:parent-style-name="Text_20_body">
      <style:text-properties style:font-name="Nimbus Sans L" fo:font-size="12pt" fo:language="en" fo:country="GB" fo:font-weight="normal" officeooo:rsid="00976ee5" style:font-size-asian="12pt" style:font-weight-asian="normal" style:font-size-complex="12pt" style:font-weight-complex="normal"/>
    </style:style>
    <style:style style:name="P34" style:family="paragraph" style:parent-style-name="Text_20_body">
      <style:text-properties style:font-name="Nimbus Sans L" fo:font-size="12pt" fo:language="en" fo:country="GB" fo:font-weight="bold" style:font-size-asian="12pt" style:font-weight-asian="bold" style:font-size-complex="12pt" style:font-weight-complex="bold"/>
    </style:style>
    <style:style style:name="P35" style:family="paragraph" style:parent-style-name="Text_20_body">
      <style:text-properties fo:font-style="italic" officeooo:rsid="0132474a" officeooo:paragraph-rsid="0132474a" style:font-style-asian="italic" style:font-style-complex="italic"/>
    </style:style>
    <style:style style:name="P36" style:family="paragraph" style:parent-style-name="Heading_20_3">
      <style:text-properties style:font-name="Nimbus Sans L" fo:font-size="12pt" fo:language="en" fo:country="GB" fo:font-weight="bold" style:font-size-asian="12pt" style:font-weight-asian="bold" style:font-size-complex="12pt" style:font-weight-complex="bold"/>
    </style:style>
    <style:style style:name="T1" style:family="text">
      <style:text-properties officeooo:rsid="0029cb38"/>
    </style:style>
    <style:style style:name="T2" style:family="text">
      <style:text-properties officeooo:rsid="005dcbf6"/>
    </style:style>
    <style:style style:name="T3" style:family="text">
      <style:text-properties officeooo:rsid="000af3fb"/>
    </style:style>
    <style:style style:name="T4" style:family="text">
      <style:text-properties officeooo:rsid="001bf2b7"/>
    </style:style>
    <style:style style:name="T5" style:family="text">
      <style:text-properties officeooo:rsid="001d4931"/>
    </style:style>
    <style:style style:name="T6" style:family="text">
      <style:text-properties officeooo:rsid="00265758"/>
    </style:style>
    <style:style style:name="T7" style:family="text">
      <style:text-properties officeooo:rsid="0041d0df"/>
    </style:style>
    <style:style style:name="T8" style:family="text">
      <style:text-properties officeooo:rsid="004fecd8"/>
    </style:style>
    <style:style style:name="T9" style:family="text">
      <style:text-properties style:font-name="Nimbus Sans L" fo:font-size="12pt" fo:language="en" fo:country="GB" fo:font-weight="normal" style:font-size-asian="12pt" style:font-weight-asian="normal" style:font-size-complex="12pt" style:font-weight-complex="normal"/>
    </style:style>
    <style:style style:name="T10" style:family="text">
      <style:text-properties style:font-name="Nimbus Sans L" fo:font-size="12pt" fo:language="en" fo:country="GB" fo:font-weight="normal" officeooo:rsid="01038628" style:font-size-asian="12pt" style:font-weight-asian="normal" style:font-size-complex="12pt" style:font-weight-complex="normal"/>
    </style:style>
    <style:style style:name="T11" style:family="text">
      <style:text-properties style:font-name="Nimbus Sans L" fo:font-size="12pt" fo:language="en" fo:country="GB" fo:font-weight="normal" officeooo:rsid="0104e546" style:font-size-asian="12pt" style:font-weight-asian="normal" style:font-size-complex="12pt" style:font-weight-complex="normal"/>
    </style:style>
    <style:style style:name="T12" style:family="text">
      <style:text-properties style:font-name="Nimbus Sans L" fo:font-size="12pt" fo:language="en" fo:country="GB" fo:font-weight="normal" officeooo:rsid="0108ed57" style:font-size-asian="12pt" style:font-weight-asian="normal" style:font-size-complex="12pt" style:font-weight-complex="normal"/>
    </style:style>
    <style:style style:name="T13" style:family="text">
      <style:text-properties style:font-name="Nimbus Sans L" fo:font-size="12pt" fo:language="en" fo:country="GB" fo:font-weight="normal" officeooo:rsid="00070495" style:font-size-asian="12pt" style:font-weight-asian="normal" style:font-size-complex="12pt" style:font-weight-complex="normal"/>
    </style:style>
    <style:style style:name="T14" style:family="text">
      <style:text-properties style:font-name="Nimbus Sans L" fo:font-size="12pt" fo:language="en" fo:country="GB" fo:font-weight="normal" officeooo:rsid="000af3fb" style:font-size-asian="12pt" style:font-weight-asian="normal" style:font-size-complex="12pt" style:font-weight-complex="normal"/>
    </style:style>
    <style:style style:name="T15" style:family="text">
      <style:text-properties style:font-name="Nimbus Sans L" fo:font-size="12pt" fo:language="en" fo:country="GB" fo:font-weight="bold" style:font-size-asian="12pt" style:font-weight-asian="bold" style:font-size-complex="12pt" style:font-weight-complex="bold"/>
    </style:style>
    <style:style style:name="T16" style:family="text">
      <style:text-properties style:font-name="Nimbus Sans L" fo:font-size="12pt" fo:language="en" fo:country="GB" fo:font-weight="bold" officeooo:rsid="00070495" style:font-size-asian="12pt" style:font-weight-asian="bold" style:font-size-complex="12pt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e865f6" style:font-weight-asian="bold" style:font-weight-complex="bold"/>
    </style:style>
    <style:style style:name="T19" style:family="text">
      <style:text-properties fo:font-weight="bold" officeooo:rsid="011d8026" style:font-weight-asian="bold" style:font-weight-complex="bold"/>
    </style:style>
    <style:style style:name="T20" style:family="text">
      <style:text-properties fo:font-weight="bold" officeooo:rsid="011eed0d" style:font-weight-asian="bold" style:font-weight-complex="bold"/>
    </style:style>
    <style:style style:name="T21" style:family="text">
      <style:text-properties fo:font-weight="bold" officeooo:rsid="0029cb38" style:font-weight-asian="bold" style:font-weight-complex="bold"/>
    </style:style>
    <style:style style:name="T22" style:family="text">
      <style:text-properties officeooo:rsid="009bc75c"/>
    </style:style>
    <style:style style:name="T23" style:family="text">
      <style:text-properties officeooo:rsid="00ad2b34"/>
    </style:style>
    <style:style style:name="T24" style:family="text">
      <style:text-properties officeooo:rsid="00d7cddc"/>
    </style:style>
    <style:style style:name="T25" style:family="text">
      <style:text-properties officeooo:rsid="00d97449"/>
    </style:style>
    <style:style style:name="T26" style:family="text">
      <style:text-properties officeooo:rsid="00e4c8bb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41d0df" style:font-style-asian="italic" style:font-style-complex="italic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1f5648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01d4931" style:font-style-asian="italic" style:font-weight-asian="bold" style:font-style-complex="italic" style:font-weight-complex="bold"/>
    </style:style>
    <style:style style:name="T3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12bdb8d" style:font-style-asian="italic" style:font-weight-asian="normal" style:font-style-complex="italic" style:font-weight-complex="normal"/>
    </style:style>
    <style:style style:name="T34" style:family="text">
      <style:text-properties officeooo:rsid="011f7320"/>
    </style:style>
    <style:style style:name="T35" style:family="text">
      <style:text-properties officeooo:rsid="0135f44a"/>
    </style:style>
    <style:style style:name="T36" style:family="text">
      <style:text-properties officeooo:rsid="0137a530"/>
    </style:style>
    <style:style style:name="T37" style:family="text">
      <style:text-properties officeooo:rsid="013b731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3">Best outcome for me<text:span text:style-name="T32">, </text:span><text:span text:style-name="T33">please explain to me why these options were not possible</text:span>:</text:h>
      <text:p text:style-name="P35"><text:span text:style-name="T15">Or, what are the reasons for coming to the decision that you have?</text:span></text:p>
      <text:list xml:id="list5363099254089847389" text:style-name="L1">
        <text:list-item>
          <text:p text:style-name="P30"><text:span text:style-name="T16">Marks carried</text:span><text:span text:style-name="T13"> over for quizes and first assignment </text:span><text:span text:style-name="T14">and two peer reviews.</text:span></text:p>
        </text:list-item>
        <text:list-item>
          <text:p text:style-name="P1"><text:span text:style-name="T17">Hand in my pending assignments</text:span>, <text:span text:style-name="T3">assignment 3, one peer review as assignment 4 and assignment 5, in the summer session or at the beginning for autumn 2018, or when they are done.</text:span></text:p>
          <text:list>
            <text:list-item>
              <text:p text:style-name="P28">Questions to be as for autumn 2017.</text:p>
            </text:list-item>
          </text:list>
        </text:list-item>
        <text:list-item>
          <text:p text:style-name="P20"><text:span text:style-name="T17">Not to attend classes,</text:span> that is, lectures and tutorials; given I have already attended all lectures and tutorials. <text:s/>In addition, I have already completed all tutorial questions, <text:span text:style-name="T29">I can show you all the worked tutorial questions if you like.</text:span></text:p>
        </text:list-item>
      </text:list>
      <text:p text:style-name="P27"/>
      <text:p text:style-name="P34">Arguments <text:span text:style-name="T4">supporting</text:span> this:</text:p>
      <text:list xml:id="list9154409273412188199" text:style-name="L2">
        <text:list-item>
          <text:p text:style-name="P2"><text:span text:style-name="T30">M</text:span><text:span text:style-name="T29">aking me repeat the subject with the same timeline for handing in assignments will just generate the same </text:span><text:span text:style-name="T31">outcome.</text:span><text:span text:style-name="T5"> <text:s/>The anxiety issues will not be resolved in time, this assessment is supported by my clinical physiologist, Dr Louise Johnston.</text:span></text:p>
          <text:list>
            <text:list-item>
              <text:p text:style-name="P3">To perhaps avoid these negative outcomes:</text:p>
              <text:list>
                <text:list-item>
                  <text:p text:style-name="P4">I would need to be given <text:span text:style-name="T17">more time to complete them</text:span><text:span text:style-name="T19">(probably a week </text:span><text:span text:style-name="T20">for each assignment</text:span><text:span text:style-name="T19">)</text:span> <text:span text:style-name="T34">in a</text:span>ddition to the time specified in the subject outline, at a minimum, but in practice this probably wouldn’t work given only three weeks between semester.</text:p>
                </text:list-item>
                <text:list-item>
                  <text:p text:style-name="P5">During autumn 2017 <text:span text:style-name="T1">the </text:span><text:span text:style-name="T21">timeline for handing in assignments did not follow the subject outline</text:span><text:span text:style-name="T1">, assignment 3 and assignment 5 were given a week late. <text:s/>Can I have some assurance that this will not happen again.</text:span></text:p>
                </text:list-item>
              </text:list>
            </text:list-item>
          </text:list>
        </text:list-item>
        <text:list-item>
          <text:p text:style-name="P6">It appears to me that you have <text:span text:style-name="T29">not factored in the advice of my psychologist,</text:span> the best person to judge.</text:p>
        </text:list-item>
        <text:list-item>
          <text:p text:style-name="P7"><text:span text:style-name="T17">Jack Crane</text:span> from student services severely compounded <text:span text:style-name="T7">my anxiety during the semester, </text:span><text:span text:style-name="T28">so why don’t I get some special circumstances consideration for this.</text:span><text:span text:style-name="T7"> </text:span></text:p>
          <text:list>
            <text:list-item>
              <text:p text:style-name="P9"><text:s/>There was an immediate affect on my motivation for the subject and of course increased anxiety. <text:s/></text:p>
            </text:list-item>
            <text:list-item>
              <text:p text:style-name="P9">Let alone the <text:span text:style-name="T17">damage to my reputation</text:span> and ability to do a phd at uts(who’s going to touch me now in the robot department for a phd).</text:p>
            </text:list-item>
          </text:list>
        </text:list-item>
      </text:list>
      <text:p text:style-name="P8"/>
      <text:p text:style-name="P34">Refuting arguments that UTS <text:span text:style-name="T8">faculty staff may have against my arguments:</text:span></text:p>
      <text:p text:style-name="P10"/>
      <text:list xml:id="list2484985661755848367" text:style-name="L3">
        <text:list-item>
          <text:p text:style-name="P11">I would have an <text:span text:style-name="T2">unfair advantage time wise to other students doing the subject:</text:span></text:p>
          <text:list>
            <text:list-item>
              <text:p text:style-name="P11"><text:span text:style-name="T2">This is not the case given my current mental health situation, I’m barley functional, thus unable to do uni work for weeks at a time.</text:span></text:p>
            </text:list-item>
            <text:list-item>
              <text:p text:style-name="P12"><text:span text:style-name="T2">In addition, for the foreseeable future, I have the fixed anxiety situation.</text:span></text:p>
              <text:list>
                <text:list-item>
                  <text:p text:style-name="P23">Both of the above <text:span text:style-name="T26">scenarios</text:span> may occur to varying degrees during <text:span text:style-name="T18">any</text:span> semester.</text:p>
                </text:list-item>
              </text:list>
            </text:list-item>
          </text:list>
        </text:list-item>
        <text:list-item>
          <text:p text:style-name="P29"><text:span text:style-name="T10">I would be more familiar with the work the second time round so my poor mental heath </text:span><text:span text:style-name="T11">situation</text:span><text:span text:style-name="T10"> and </text:span><text:span text:style-name="T11">anxiety</text:span><text:span text:style-name="T10"> will be reduced. <text:s/></text:span></text:p>
          <text:list>
            <text:list-item>
              <text:p text:style-name="P31"><text:span text:style-name="T10">P</text:span><text:span text:style-name="T9">oor mental health that could occur </text:span><text:span text:style-name="T12">can render me completely dysfunctional, thus unable to do any type of uni work.</text:span></text:p>
            </text:list-item>
            <text:list-item>
              <text:p text:style-name="P32"><text:soft-page-break/><text:span text:style-name="T12">A</text:span><text:span text:style-name="T9">nxiety improvement may be years away.</text:span></text:p>
            </text:list-item>
          </text:list>
        </text:list-item>
        <text:list-item>
          <text:p text:style-name="P13">Degree of difficulty in assignments for autumn 2018 will be the same <text:span text:style-name="T6">so why do you need to change the questions for me.</text:span></text:p>
        </text:list-item>
        <text:list-item>
          <text:p text:style-name="P21">If all assignments will only change a little, aga<text:span text:style-name="T24">i</text:span>n why do I have to do them again.</text:p>
          <text:list>
            <text:list-item>
              <text:p text:style-name="P22">If <text:span text:style-name="T25">this is done to maintain the reputation of UTS graduates I would argue that you are punishing me for the actions of stupid graduates, ones that won’t last in industry more than five seconds anyhow.</text:span></text:p>
            </text:list-item>
          </text:list>
        </text:list-item>
        <text:list-item>
          <text:p text:style-name="P24"/>
        </text:list-item>
      </text:list>
      <text:p text:style-name="P14"/>
      <text:p text:style-name="P34">Other things that I would like to change in the subject:</text:p>
      <text:p text:style-name="P33">To not use the Lena image for image processing examples during the subject.</text:p>
      <text:list xml:id="list5103914781452745618" text:style-name="L4">
        <text:list-item>
          <text:p text:style-name="P15">In this day and it is not acceptable there should be other images that you can use. </text:p>
        </text:list-item>
        <text:list-item>
          <text:p text:style-name="P17"><text:span text:style-name="T22">H</text:span>ave you seen the full length Lena image, totally inappropriate?</text:p>
        </text:list-item>
        <text:list-item>
          <text:p text:style-name="P16">When I was 20 something I didn’t say anything about these things.</text:p>
          <text:list>
            <text:list-item>
              <text:p text:style-name="P18">For instance, the posters of women in bikini’s trying to sell drills...etc in the Parkes radiotelescope tea room.</text:p>
            </text:list-item>
            <text:list-item>
              <text:p text:style-name="P18"><text:span text:style-name="T23">Let alone the naked calendar photos in the rooms of the tradesmen.</text:span></text:p>
            </text:list-item>
            <text:list-item>
              <text:p text:style-name="P19">In my humble opinion, remove the quizes and first assignment to give students a better chance to complete the more important assignments.</text:p>
            </text:list-item>
          </text:list>
        </text:list-item>
        <text:list-item>
          <text:p text:style-name="P25">Doing all the worked examples for the quizes took more than a couple of hours, try them yourself.</text:p>
          <text:list>
            <text:list-item>
              <text:p text:style-name="P25">They were of little benefit in the outcomes of the subject, I did <text:span text:style-name="T36">almost </text:span>all of them. Only ones on STL containers and use of references in c++ were <text:span text:style-name="T35">referred</text:span> to later during assignment and tutorial work.</text:p>
            </text:list-item>
            <text:list-item>
              <text:p text:style-name="P26">I would argue for removing them from the subject and give students more time to do the important assignments.</text:p>
            </text:list-item>
          </text:list>
        </text:list-item>
        <text:list-item>
          <text:p text:style-name="P26">Doing assignment one is pointless, <text:span text:style-name="T37">it achieves nothing much in the mastery of c++ and only serves to stress the students out unnecessarily.</text:span></text:p>
          <text:p text:style-name="P2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19:54:31.980192974</meta:creation-date>
    <dc:date>2017-10-23T19:02:58.838807361</dc:date>
    <meta:editing-duration>P2DT22H34M13S</meta:editing-duration>
    <meta:editing-cycles>154</meta:editing-cycles>
    <meta:generator>LibreOffice/5.1.6.2$Linux_X86_64 LibreOffice_project/10m0$Build-2</meta:generator>
    <meta:document-statistic meta:table-count="0" meta:image-count="0" meta:object-count="0" meta:page-count="2" meta:paragraph-count="40" meta:word-count="775" meta:character-count="4275" meta:non-whitespace-character-count="3562"/>
  </office:meta>
</office:document-meta>
</file>